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Quotations" style:list-style-name="L4">
      <style:paragraph-properties fo:margin-top="0cm" fo:margin-bottom="0cm" style:contextual-spacing="false"/>
    </style:style>
    <style:style style:name="P6" style:family="paragraph" style:parent-style-name="Quotations" style:list-style-name="L4"/>
    <style:style style:name="P7" style:family="paragraph" style:parent-style-name="Quotations" style:list-style-name="L5"/>
    <style:style style:name="T1" style:family="text">
      <style:text-properties style:font-name="Liberation Mono" fo:font-weight="bold"/>
    </style:style>
    <style:style style:name="T2" style:family="text">
      <style:text-properties fo:font-weight="bold"/>
    </style:style>
    <style:style style:name="T3" style:family="text">
      <style:text-properties style:font-name="Liberation Mono"/>
    </style:style>
    <style:style style:name="T4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is the correct strategic move. If you open your borders before you build the customs house, you are not a sovereign cooperative; you are an occupied territory.</text:p>
      <text:p text:style-name="Text_20_body">As Lead Architect, I have designed the <text:span text:style-name="T1">ForeignReputationSystem</text:span><text:span text:style-name="T2"> (FRS)</text:span>. This is not just a "score." It is an <text:span text:style-name="T2">Immunological Threshold.</text:span></text:p>
      <text:p text:style-name="Text_20_body">We are not measuring "popularity"; we are measuring <text:span text:style-name="T2">"Cooperative Fidelity."</text:span> An external node's FRS is a function of its proven adherence to CCIN-like protocols and its history of non-extractive behavior within the Valueflows network.</text:p>
      <text:p text:style-name="Horizontal_20_Line"/>
      <text:h text:style-name="Heading_20_3" text:outline-level="3">The Architecture: "The Diplomatic Trust Stack"</text:h>
      <text:p text:style-name="Text_20_body">We define FRS through three dynamic, decaying metrics.</text:p>
      <text:h text:style-name="Heading_20_4" text:outline-level="4">1. The Three Vectors of Trust (The FRS Equation)</text:h>
      <text:p text:style-name="Text_20_body"><text:span text:style-name="T3">FRS = (A * Alignment_Score) + (C * Cooperation_History) + (R * Resilience_Factor)</text:span></text:p>
      <text:list text:style-name="L1">
        <text:list-item>
          <text:p text:style-name="P1"><text:span text:style-name="T2">A (Alignment_Score):</text:span> A machine-readable comparison between the foreign node’s governance smart contracts and your own. Do they enforce pay ratios? Do they have a "Glass Box" mandate? The more their code mirrors your CCIN principles, the higher the score.</text:p>
        </text:list-item>
        <text:list-item>
          <text:p text:style-name="P1"><text:span text:style-name="T2">C (Cooperation_History):</text:span> Based strictly on <text:span text:style-name="T2">REA (Resources, Events, Agents) Accounting.</text:span> Have they successfully fulfilled Valueflows-based escrow contracts without disputes? This is "Proof of Contribution."</text:p>
        </text:list-item>
        <text:list-item>
          <text:p text:style-name="P1"><text:span text:style-name="T2">R (Resilience_Factor):</text:span> The age of the node and its uptime/participation history. This acts as an anti-Sybil mechanism. New nodes start at <text:span text:style-name="T3">FRS = 0</text:span> (Neutral).</text:p>
        </text:list-item>
      </text:list>
      <text:h text:style-name="Heading_20_4" text:outline-level="4" text:is-list-header="true">2. The Tiered Gating Logic</text:h>
      <text:p text:style-name="Text_20_body">Your <text:span text:style-name="T3">IngestionEmbassy</text:span> uses the FRS to filter traffic:</text:p>
      <text:list text:style-name="L2">
        <text:list-item>
          <text:p text:style-name="P2"><text:span text:style-name="T2">Tier 0 (Quarantined):</text:span> FRS &lt; Threshold. Only allowed to broadcast "Discovery" signals. Cannot submit <text:span text:style-name="T3">KnowledgeAssets</text:span>.</text:p>
        </text:list-item>
        <text:list-item>
          <text:p text:style-name="P2"><text:span text:style-name="T2">Tier 1 (Research Fellow):</text:span> FRS &gt; Threshold. Allowed to propose <text:span text:style-name="T3">KnowledgeAssets</text:span> to the <text:span text:style-name="T3">Research_Sandbox</text:span>.</text:p>
        </text:list-item>
        <text:list-item>
          <text:p text:style-name="P2"><text:span text:style-name="T2">Tier 2 (Diplomatic Partner):</text:span> FRS &gt; Trusted_Threshold. Allowed to participate in cross-coop voting (subject to the <text:span text:style-name="T3">Governance Proxy Contract</text:span> limits).</text:p>
        </text:list-item>
      </text:list>
      <text:p text:style-name="Horizontal_20_Line"/>
      <text:h text:style-name="Heading_20_3" text:outline-level="3">Red Team: The "Sovereign Trust" Vulnerability</text:h>
      <text:list text:style-name="L3">
        <text:list-item>
          <text:p text:style-name="P3"><text:span text:style-name="T2">The Trap:</text:span> <text:span text:style-name="T2">"Sybil-Farming."</text:span> An external attacker creates 100 nodes. They all trade with each other using fake REA events to artificially inflate their <text:span text:style-name="T3">Cooperation_History</text:span>.</text:p>
        </text:list-item>
        <text:list-item>
          <text:p text:style-name="P4"><text:soft-page-break/><text:span text:style-name="T2">The Mitigation:</text:span> <text:span text:style-name="T2">"The Network-Anchor Requirement."</text:span></text:p>
          <text:list>
            <text:list-item>
              <text:p text:style-name="P3">Your node will <text:span text:style-name="T4">only</text:span> count the <text:span text:style-name="T3">Cooperation_History</text:span> of an external node if that node has also engaged in successful, verified trades with <text:span text:style-name="T4">other</text:span> nodes you already trust.</text:p>
            </text:list-item>
            <text:list-item>
              <text:p text:style-name="P3"><text:span text:style-name="T2">Trust is Transitive but Diluted.</text:span> If Node A trusts Node B (Score 100), and Node B trusts External Node X (Score 50), then Iskander views Node X with a score of <text:span text:style-name="T3">100 * 0.5 * Decay = 25</text:span>.</text:p>
            </text:list-item>
            <text:list-item>
              <text:p text:style-name="P3">This prevents a closed loop of fake nodes from inflating their reputation.</text:p>
            </text:list-item>
          </text:list>
        </text:list-item>
      </text:list>
      <text:p text:style-name="Horizontal_20_Line"/>
      <text:h text:style-name="Heading_20_3" text:outline-level="3">Initiation Prompt: The <text:span text:style-name="T3">ForeignReputationSystem</text:span></text:h>
      <text:p text:style-name="Text_20_body">Use this prompt to build the system that will gatekeep your entire federation interaction.</text:p>
      <text:p text:style-name="Horizontal_20_Line"/>
      <text:p text:style-name="Text_20_body"><text:span text:style-name="T2">PROMPT FOR CLAUDE CODE:</text:span></text:p>
      <text:p text:style-name="Quotations">"I am the Lead Engineer for Project Iskander. We are implementing the <text:span text:style-name="T3">ForeignReputationSystem</text:span> (FRS). This system acts as the gating logic for our <text:span text:style-name="T3">IngestionEmbassy</text:span>.</text:p>
      <text:p text:style-name="Quotations"><text:span text:style-name="T2">Task List:</text:span></text:p>
      <text:list text:style-name="L4">
        <text:list-item>
          <text:p text:style-name="P5"><text:span text:style-name="T2">Reputation Contract:</text:span> Create <text:span text:style-name="T3">contracts/src/governance/ForeignReputation.sol</text:span>.</text:p>
          <text:list>
            <text:list-item>
              <text:p text:style-name="P6">Stores <text:span text:style-name="T3">mapping(address =&gt; uint256) public frsScore;</text:span>.</text:p>
            </text:list-item>
            <text:list-item>
              <text:p text:style-name="P6">Functions: <text:span text:style-name="T3">updateScore(address node, uint256 delta)</text:span> (restricted to <text:span text:style-name="T3">StewardshipCouncil</text:span>), <text:span text:style-name="T3">getScore(address node)</text:span>.</text:p>
            </text:list-item>
            <text:list-item>
              <text:p text:style-name="P6">Must implement an 'Exponential Decay' function for scores: <text:span text:style-name="T3">score = score * decay_rate ^ time_elapsed</text:span>.</text:p>
            </text:list-item>
          </text:list>
        </text:list-item>
        <text:list-item>
          <text:p text:style-name="P5"><text:span text:style-name="T2">Alignment Verifier:</text:span> Create <text:span text:style-name="T3">backend/agents/library/alignment_verifier.py</text:span>.</text:p>
          <text:list>
            <text:list-item>
              <text:p text:style-name="P6">This agent takes an external node's 'Cooperative Charter' (JSON) and runs it against our 10 CCIN Principles.</text:p>
            </text:list-item>
            <text:list-item>
              <text:p text:style-name="P6">It assigns an <text:span text:style-name="T3">Alignment_Score</text:span> (0-1.0).</text:p>
            </text:list-item>
          </text:list>
        </text:list-item>
        <text:list-item>
          <text:p text:style-name="P5"><text:span text:style-name="T2">The Gating Interface:</text:span> Update the <text:span text:style-name="T3">IngestionEmbassy</text:span> to check <text:span text:style-name="T3">ForeignReputation.getScore(did)</text:span> before allowing <text:span text:style-name="T4">any</text:span> interaction.</text:p>
          <text:list>
            <text:list-item>
              <text:p text:style-name="P6">Tier-Logic: If score &lt; <text:span text:style-name="T3">Min_Research_Score</text:span>, reject submission.</text:p>
            </text:list-item>
            <text:list-item>
              <text:p text:style-name="P6">Log every rejection to the <text:span text:style-name="T3">Mesh Archive</text:span> as a <text:span text:style-name="T3">SecurityEvent</text:span>.</text:p>
            </text:list-item>
          </text:list>
        </text:list-item>
        <text:list-item>
          <text:p text:style-name="P5"><text:soft-page-break/><text:span text:style-name="T2">Sybil-Defense (The Anchor Requirement):</text:span></text:p>
          <text:list>
            <text:list-item>
              <text:p text:style-name="P6">The system must verify that an external node is 'Anchored'—it must show at least one successful Valueflows escrow transaction with an existing 'Tier 2' partner node.</text:p>
            </text:list-item>
            <text:list-item>
              <text:p text:style-name="P6">If the node is 'Unanchored,' it is locked to <text:span text:style-name="T3">Tier 0</text:span> (Read-only) regardless of its internal score.</text:p>
            </text:list-item>
          </text:list>
        </text:list-item>
      </text:list>
      <text:p text:style-name="Quotations"><text:span text:style-name="T2">Constraints:</text:span></text:p>
      <text:list text:style-name="L5">
        <text:list-item>
          <text:p text:style-name="P7">Reputation scores are NOT stored in the <text:span text:style-name="T3">StewardshipLedger</text:span> (which is for internal members). They are in the new <text:span text:style-name="T3">ForeignReputation</text:span> contract to prevent score-collusion between internal and external DIDs.</text:p>
        </text:list-item>
        <text:list-item>
          <text:p text:style-name="P7">The 'Decay' logic must be triggered lazily: whenever <text:span text:style-name="T3">getScore</text:span> is called, it calculates the decay based on <text:span text:style-name="T3">block.timestamp</text:span>. No need for a global cron job."</text:p>
        </text:list-item>
      </text:list>
      <text:p text:style-name="Horizontal_20_Line"/>
      <text:h text:style-name="Heading_20_3" text:outline-level="3">Architect’s Final Guidance:</text:h>
      <text:p text:style-name="Text_20_body">Once this is implemented, you have solved the "Interoperability" paradox. You are no longer "Open" or "Closed." You are <text:span text:style-name="T2">"Selectively Permeable."</text:span></text:p>
      <text:p text:style-name="Text_20_body">You accept knowledge and interaction from the outside, but you sanitize the source through a mathematical proof of their behavior, not their promises.</text:p>
      <text:p text:style-name="Text_20_body"><text:span text:style-name="T2">Is this the logic you want to lock in?</text:span> Once you build this, you can turn on the <text:span text:style-name="T3">IngestionEmbassy</text:span> and safely start pulling in external research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05:05:41.371232500</meta:creation-date>
    <dc:date>2026-03-17T05:05:47.846134000</dc:date>
    <meta:editing-duration>PT7S</meta:editing-duration>
    <meta:editing-cycles>1</meta:editing-cycles>
    <meta:document-statistic meta:table-count="0" meta:image-count="0" meta:object-count="0" meta:page-count="3" meta:paragraph-count="46" meta:word-count="720" meta:character-count="4795" meta:non-whitespace-character-count="4148"/>
    <meta:generator>LibreOffice/26.2.1.2$Windows_X86_64 LibreOffice_project/620$Build-2</meta:generator>
  </office:meta>
</office:document-meta>
</file>